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officeooo:rsid="0016a24b" officeooo:paragraph-rsid="0016a24b"/>
    </style:style>
    <style:style style:name="P2" style:family="paragraph" style:parent-style-name="Text_20_body">
      <style:text-properties officeooo:rsid="0016a24b" officeooo:paragraph-rsid="0027b935"/>
    </style:style>
    <style:style style:name="P3" style:family="paragraph" style:parent-style-name="Text_20_body">
      <style:text-properties officeooo:paragraph-rsid="0027b935"/>
    </style:style>
    <style:style style:name="P4" style:family="paragraph" style:parent-style-name="Text_20_body">
      <style:text-properties officeooo:rsid="00238ab0" officeooo:paragraph-rsid="00238ab0"/>
    </style:style>
    <style:style style:name="P5" style:family="paragraph" style:parent-style-name="Text_20_body">
      <style:text-properties officeooo:paragraph-rsid="00291b6d"/>
    </style:style>
    <style:style style:name="P6" style:family="paragraph" style:parent-style-name="Text_20_body">
      <style:text-properties officeooo:rsid="002ac451" officeooo:paragraph-rsid="002ac451"/>
    </style:style>
    <style:style style:name="P7" style:family="paragraph" style:parent-style-name="Text_20_body">
      <style:text-properties officeooo:rsid="002cf188" officeooo:paragraph-rsid="002cf188"/>
    </style:style>
    <style:style style:name="P8" style:family="paragraph" style:parent-style-name="Text_20_body">
      <style:text-properties officeooo:rsid="002e092f" officeooo:paragraph-rsid="002e092f"/>
    </style:style>
    <style:style style:name="P9" style:family="paragraph" style:parent-style-name="Text_20_body">
      <style:text-properties officeooo:rsid="00301c83" officeooo:paragraph-rsid="00301c83"/>
    </style:style>
    <style:style style:name="P10" style:family="paragraph" style:parent-style-name="Text_20_body" style:list-style-name="L1">
      <style:text-properties officeooo:paragraph-rsid="0027b935"/>
    </style:style>
    <style:style style:name="P11" style:family="paragraph" style:parent-style-name="Text_20_body" style:list-style-name="L2">
      <style:text-properties officeooo:rsid="00238ab0" officeooo:paragraph-rsid="00238ab0"/>
    </style:style>
    <style:style style:name="P12" style:family="paragraph" style:parent-style-name="Text_20_body" style:list-style-name="L2">
      <style:text-properties officeooo:rsid="00238ab0" officeooo:paragraph-rsid="002627cf"/>
    </style:style>
    <style:style style:name="P13" style:family="paragraph" style:parent-style-name="Text_20_body" style:list-style-name="L2">
      <style:text-properties officeooo:rsid="002cf188" officeooo:paragraph-rsid="002cf188"/>
    </style:style>
    <style:style style:name="P14" style:family="paragraph" style:parent-style-name="Text_20_body" style:list-style-name="L2">
      <style:text-properties officeooo:rsid="002627cf" officeooo:paragraph-rsid="002627cf"/>
    </style:style>
    <style:style style:name="P15" style:family="paragraph" style:parent-style-name="Text_20_body" style:list-style-name="L2">
      <style:text-properties officeooo:rsid="002d853c" officeooo:paragraph-rsid="002d853c"/>
    </style:style>
    <style:style style:name="P16" style:family="paragraph" style:parent-style-name="Text_20_body" style:list-style-name="L2">
      <style:text-properties officeooo:rsid="00242c5f" officeooo:paragraph-rsid="002627cf"/>
    </style:style>
    <style:style style:name="P17" style:family="paragraph" style:parent-style-name="Text_20_body" style:list-style-name="L2">
      <style:text-properties officeooo:rsid="0029877a" officeooo:paragraph-rsid="0029877a"/>
    </style:style>
    <style:style style:name="P18" style:family="paragraph" style:parent-style-name="Text_20_body" style:list-style-name="L3">
      <style:text-properties officeooo:rsid="002e092f" officeooo:paragraph-rsid="002e092f"/>
    </style:style>
    <style:style style:name="P19" style:family="paragraph" style:parent-style-name="Text_20_body" style:list-style-name="L4">
      <style:text-properties officeooo:rsid="00301c83" officeooo:paragraph-rsid="00301c83"/>
    </style:style>
    <style:style style:name="P20" style:family="paragraph" style:parent-style-name="Text_20_body" style:list-style-name="L5">
      <style:text-properties officeooo:paragraph-rsid="00291b6d"/>
    </style:style>
    <style:style style:name="P21" style:family="paragraph" style:parent-style-name="Text_20_body" style:list-style-name="L6">
      <style:text-properties officeooo:rsid="0016a24b" officeooo:paragraph-rsid="0019b4f4"/>
    </style:style>
    <style:style style:name="P22" style:family="paragraph" style:parent-style-name="Text_20_body" style:list-style-name="L7">
      <style:text-properties officeooo:rsid="0016a24b" officeooo:paragraph-rsid="0016a24b"/>
    </style:style>
    <style:style style:name="P23" style:family="paragraph" style:parent-style-name="Text_20_body" style:list-style-name="L7">
      <style:text-properties officeooo:rsid="00225560" officeooo:paragraph-rsid="00225560"/>
    </style:style>
    <style:style style:name="P24" style:family="paragraph" style:parent-style-name="Heading_20_1">
      <style:text-properties officeooo:rsid="0027b935" officeooo:paragraph-rsid="0027b935"/>
    </style:style>
    <style:style style:name="P25" style:family="paragraph" style:parent-style-name="Heading_20_1">
      <style:text-properties officeooo:rsid="00238ab0" officeooo:paragraph-rsid="0027b935"/>
    </style:style>
    <style:style style:name="P26" style:family="paragraph" style:parent-style-name="Title" style:master-page-name="MP0">
      <style:paragraph-properties style:page-number="auto" fo:break-before="page"/>
    </style:style>
    <style:style style:name="P27" style:family="paragraph" style:parent-style-name="Heading_20_2">
      <style:text-properties officeooo:rsid="002ac451" officeooo:paragraph-rsid="002ac451"/>
    </style:style>
    <style:style style:name="P28" style:family="paragraph" style:parent-style-name="Heading_20_2">
      <style:text-properties officeooo:rsid="002cf188" officeooo:paragraph-rsid="002cf188"/>
    </style:style>
    <style:style style:name="P29" style:family="paragraph" style:parent-style-name="Heading_20_2">
      <style:text-properties officeooo:rsid="002627cf" officeooo:paragraph-rsid="002627cf"/>
    </style:style>
    <style:style style:name="T1" style:family="text">
      <style:text-properties officeooo:rsid="0013514d"/>
    </style:style>
    <style:style style:name="T2" style:family="text">
      <style:text-properties officeooo:rsid="001d7580"/>
    </style:style>
    <style:style style:name="T3" style:family="text">
      <style:text-properties officeooo:rsid="001dd263"/>
    </style:style>
    <style:style style:name="T4" style:family="text">
      <style:text-properties officeooo:rsid="001f8efc"/>
    </style:style>
    <style:style style:name="T5" style:family="text">
      <style:text-properties officeooo:rsid="00214f1c"/>
    </style:style>
    <style:style style:name="T6" style:family="text">
      <style:text-properties officeooo:rsid="002318f0"/>
    </style:style>
    <style:style style:name="T7" style:family="text">
      <style:text-properties officeooo:rsid="00242c5f"/>
    </style:style>
    <style:style style:name="T8" style:family="text">
      <style:text-properties officeooo:rsid="002627cf"/>
    </style:style>
    <style:style style:name="T9" style:family="text">
      <style:text-properties officeooo:rsid="0027b935"/>
    </style:style>
    <style:style style:name="T10" style:family="text">
      <style:text-properties officeooo:rsid="00291b6d"/>
    </style:style>
    <style:style style:name="T11" style:family="text">
      <style:text-properties officeooo:rsid="002b4c7c"/>
    </style:style>
    <style:style style:name="T12" style:family="text">
      <style:text-properties officeooo:rsid="002bf138"/>
    </style:style>
    <style:style style:name="T13" style:family="text">
      <style:text-properties officeooo:rsid="002cf188"/>
    </style:style>
    <style:style style:name="T14" style:family="text">
      <style:text-properties officeooo:rsid="002d853c"/>
    </style:style>
    <style:style style:name="T15" style:family="text">
      <style:text-properties officeooo:rsid="002f602a"/>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ames in Annotations/Pragmas</text:p>
      <text:h text:style-name="P24" text:outline-level="1">Processing Names in an Annotation</text:h>
      <text:p text:style-name="P3">A <text:span text:style-name="T8">n</text:span>ame <text:span text:style-name="T9">occurring </text:span>in an<text:span text:style-name="T8"> </text:span>annotation or its corresponding pragma may not be recognised by the gnat front-end. <text:s/>There are a number of reasons for this:</text:p>
      <text:list xml:id="list1626110497" text:style-name="L1">
        <text:list-item>
          <text:p text:style-name="P10">The name is declared in an annotation and not in the Ada text ,</text:p>
        </text:list-item>
        <text:list-item>
          <text:p text:style-name="P10">The name is declared in the Ada text, but it is not apparent to the front end that the package declaring the name needs to be with’d,</text:p>
        </text:list-item>
        <text:list-item>
          <text:p text:style-name="P10">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P3">There are other issues related to names in annotations. <text:s/>The analysis of the SPARK pragmas may require the “with” of a package that is not required in the Ada text. <text:s/>In the SPARK text there would be an A<text:span text:style-name="T2">c</text:span>quire annotation/pragma. <text:s/>This means that A<text:span text:style-name="T2">c</text:span>quire pragmas may have to become with clauses, although it may be the case that a package specification does not reference any a<text:span text:style-name="T2">c</text:span>quired package. <text:s/>In either of these two cases this may lead to compiler warnings regarding unused with clauses.</text:p>
      <text:p text:style-name="P3">If with a clause is placed on a package declaration and the same with clause is placed on the package body, as is likely to happen if A<text:span text:style-name="T2">c</text:span>quire annotations on a package declarations give rise to with clauses, then the front end may generate a warning regarding the with clause on the package body as a redundant construct.</text:p>
      <text:p text:style-name="P3">Warning messages regarding a with clause for a package which is not used in the Ada text of the package specification can be suppressed using pragma Warnings (Off, &lt;package_name&gt;). <text:s/>I think this will only suppress the warning regarding the unused with clause for the a<text:span text:style-name="T2">c</text:span>quired package.</text:p>
      <text:p text:style-name="P3">A warning generated from a with clause on a package body which is redun<text:span text:style-name="T3">dant, luckily, seems to be suppressed when the pargma Warnings</text:span> <text:span text:style-name="T3">(Off, &lt;package_name&gt;) is applied to the package declaration.</text:span></text:p>
      <text:p text:style-name="P3">If A<text:span text:style-name="T2">c</text:span>quire annotations are to be converted to with clauses, then the annotation translator has to be aware of the context at the start of a compilation unit and only add with’s, <text:span text:style-name="T4">and pragma Warnings (Off, &lt;package_name&gt;), </text:span>for the a<text:span text:style-name="T2">c</text:span>quired packages that have not already been with’d. Quite an extra complication!</text:p>
      <text:p text:style-name="P3">In <text:span text:style-name="T4">the Atree </text:span>a SPARK_Classic pragma direct name is represented as an N_Identifier node. <text:s/>If a name is a direct name, then it is either declared in the Ada text in the current scope or it is declared in an annotation in the current scope. <text:s/>If it is declared in the Ada text N_Identifier node will have an Entity node declared by the front end. <text:s/>The N_Identifier node of a direct name which is declared in an annotation will not have an Entity node. <text:s/>To handle direct names – check if it has an entity node, if it has then the name is in the Atree. <text:s/>If it doesn’t then the name has to be in the SPARK dictionary.</text:p>
      <text:p text:style-name="P2"><text:soft-page-break/>One possible extension of the new Examiner may be to allow direct names to refer to a parent package or enclosing package. <text:s/>This possibility <text:span text:style-name="T5">means that a direct name may refer to a non-local entity or SPARK name and the same issues of the front-end choosing a local name rather than the the same direct name from the parent may occur.</text:span> <text:span text:style-name="T5">Additionally, there could be a situation where the name declared in the parent is directly visible in an annotation and at a later place in the current scope a declaration with the same name is declared. <text:s/>Which entity will the front end choose: the one from the parent or the local entity? <text:s/>The rule in the new Examiner will be that if a name is declared locally, then a directly visible name from the parent must be prefixed with the parent's package name. <text:s/>This will have to be confirmed as a separate check, as would the existing SPARK 2005 rule that the name from the parent must be prefixed with the parent’s name. <text:s/>At this stage what is important is to identify the correct name whether it be an entity from the Ada text or a SPARK declaration from the dictionary. </text:span></text:p>
      <text:p text:style-name="P3">An extended name in a SPARK_Classic pragma is represented as an N_Selected_Component. <text:s/>The prefix of the N_Selected_Component should be the name of an a<text:span text:style-name="T2">c</text:span>quired or with’d package. <text:s/>The prefix may be a direct name, represented by an N_Identifier node, or an extended name, represented by an Selected_Component. <text:s/>If the prefix is an N_Identifier node then it should have a corresponding Entity node which is an E_Package entity kind. <text:s/>If the prefix is an N_Selected_Component node then the Selector of the node should be an N_Identifier node which is a package entity kind (i.e., it is a child package).</text:p>
      <text:p text:style-name="P3">Having obtained the package entity of an extended name it is now time to consider the Selector of the N_Selected_Component representing the extended component. <text:s/>This should be an N_Identifer node (or possibly an N_Operator_Symbol). <text:s/>If the node does not have an Entity, then it should be a name in the SPARK dictionary arising from an annotation. <text:s/>The name to look in the SPARK dictionary would be the extended name which will be the name of the package entity with the selector name appended with a “__” rather than a dot.</text:p>
      <text:p text:style-name="P3">If the Selector of the N_Selected component is an Entity, a check has to be to determine whether it is the correct entity. <text:s/>As described above, the front end may use the Entity of a locally declared entity rather than the Entity of the package given by the extended name. <text:s/></text:p>
      <text:p text:style-name="P3">One way to check this may be to obtain the Entity of the declaring package of the Selector Entity and check whether this is the same Entity as that obtained from the extended name of the with’d package. <text:s/>If it is the same, its ok, the correct Entity has been obtained. <text:s/>If it is not, the correct Entity has to be obtained from the package of the extended name. <text:s/>Unless the SPARK pragma occurs in a child package or a nested package the required Entity will be declared in the visible part of the with’d package, otherwise it could be from the private part, <text:span text:style-name="T1">or even the body of the enclosing package of a nested package</text:span>.</text:p>
      <text:h text:style-name="P25" text:outline-level="1">Handling of Names</text:h>
      <text:p text:style-name="P4">Names have to handled differently depending on their context. <text:s/><text:span text:style-name="T10">Each context may have different constraints on the sort of names that are permitted. <text:s/></text:span>A name may refer to an Ada Entity or a name declared by a SPARK annotation. <text:s/>In a SPARK annotation a name may occur as</text:p>
      <text:list xml:id="list1152837032" text:style-name="L2">
        <text:list-item>
          <text:p text:style-name="P11">In an acquire annotation,</text:p>
        </text:list-item>
        <text:list-item>
          <text:p text:style-name="P11">As an own variable in an own variable annotation,</text:p>
          <text:p text:style-name="P13"><text:soft-page-break/></text:p>
        </text:list-item>
        <text:list-item>
          <text:p text:style-name="P11">As a property value of an own variable annotation,</text:p>
        </text:list-item>
        <text:list-item>
          <text:p text:style-name="P14">As a type mark in an own variable annotation,</text:p>
        </text:list-item>
        <text:list-item>
          <text:p text:style-name="P11">As a property value of a declare annotation</text:p>
        </text:list-item>
        <text:list-item>
          <text:p text:style-name="P11"><text:span text:style-name="T8">As</text:span> <text:span text:style-name="T8">variable in</text:span> <text:span text:style-name="T8">an </text:span>initializes annotation <text:span text:style-name="T8">(including own/abstract_state variables)</text:span>,</text:p>
        </text:list-item>
        <text:list-item>
          <text:p text:style-name="P13">An own variable name in an own variable refinement annotation,</text:p>
        </text:list-item>
        <text:list-item>
          <text:p text:style-name="P15">As a constituent of in an own variable refinement annotation,</text:p>
        </text:list-item>
        <text:list-item>
          <text:p text:style-name="P12"><text:s/><text:span text:style-name="T7">As a global variable in a global annotation (including own/abstract_state variables),</text:span></text:p>
        </text:list-item>
        <text:list-item>
          <text:p text:style-name="P16">As an exported or imported variable of a derives annotation <text:span text:style-name="T8">(including own/abstract_state variables),</text:span></text:p>
        </text:list-item>
        <text:list-item>
          <text:p text:style-name="P14">As objects in a pre condition annotation (including own variables),</text:p>
        </text:list-item>
        <text:list-item>
          <text:p text:style-name="P14">As objects in a post condition annotation (including own variables),</text:p>
        </text:list-item>
        <text:list-item>
          <text:p text:style-name="P17">As objects in a return annotation,</text:p>
        </text:list-item>
        <text:list-item>
          <text:p text:style-name="P17">As a SPARK name in a return annotation,</text:p>
        </text:list-item>
        <text:list-item>
          <text:p text:style-name="P14">As objects in an assert annotation (including own variables),</text:p>
        </text:list-item>
        <text:list-item>
          <text:p text:style-name="P14">As objects in a check assertion (including own variables),</text:p>
        </text:list-item>
        <text:list-item>
          <text:p text:style-name="P17">As declaration of a SPARK name in a type annotation,</text:p>
        </text:list-item>
        <text:list-item>
          <text:p text:style-name="P17">As a declaration of a SPARK name in a function Annotation.</text:p>
        </text:list-item>
      </text:list>
      <text:h text:style-name="P27" text:outline-level="2">Names in Acquire (Inherit) Annotations</text:h>
      <text:p text:style-name="P6">A name in an acquire annotation must be the name of a <text:span text:style-name="T13">library-level </text:span>package, <text:span text:style-name="T11">main program or generic subprogram unit</text:span>. <text:s/><text:span text:style-name="T11">The names may be direct names or extended names in the case of child packages. <text:s/></text:span>The <text:span text:style-name="T12">unit</text:span> must be known to the front-end either by using the gnat file naming conventions or by a gprbuild file. <text:s/>The SPARK 2005 index file could be used to generate an appropriate build file or insert pragmas specifying where source files are located.</text:p>
      <text:p text:style-name="P6">Library-level <text:s/>acquire annotations will be translated to a with clause followed by a <text:span text:style-name="T11">pragma Warnings (Off, &lt;unit_name&gt;) for each unit listed in the acquire annotation, if the unit name has not been given in the preceding with clause(s).</text:span></text:p>
      <text:p text:style-name="P7">Acquire annotations applied to an embedded package may only refer to package names, which may be direct names or extended names, and will not be translated to with clauses. <text:s/>The names must be known to the front-end and in visible scope. They will only be used in checking SPARK semantics.</text:p>
      <text:h text:style-name="P28" text:outline-level="2">Own Variable Name in an Own <text:span text:style-name="T14">Variable Annotation</text:span></text:h>
      <text:p text:style-name="P7">An <text:span text:style-name="T14">own variable declared in an own variable annotation must be a direct name. <text:s/>It is either considered concrete or abstract. <text:s/>A concrete own variable is an Ada variable declared within the package to which the own variable annotation is applied. <text:s/>The Ada variable may be declared in the </text:span><text:soft-page-break/><text:span text:style-name="T14">visible, private or body of the package. <text:s/>An abstract own variable has no Ada declaration of the variable. <text:s/>Instead it has an own variable refinement annotation applied to the body of the package. <text:s/>Abstract own variables will be discussed in the section on constituents in a own variable annotation.</text:span></text:p>
      <text:p text:style-name="P8">In more detail, the rules for own variable declaration as seen by the front-end:</text:p>
      <text:list xml:id="list2464469769" text:style-name="L3">
        <text:list-item>
          <text:p text:style-name="P18">In the Atree the node representing the own variable must be an N_Identifier,</text:p>
        </text:list-item>
        <text:list-item>
          <text:p text:style-name="P18">If the identifier is an Ada Entity it must refer to a declaration occurring locally in the visible or private part of the package and must be an object declaration.</text:p>
        </text:list-item>
        <text:list-item>
          <text:p text:style-name="P18">If the identifier <text:span text:style-name="T15">is not an</text:span> Ada Entity it may <text:span text:style-name="T15">the object </text:span>be declared in the package body (which will not have been analysed before this package declaration) or it may be abstract, this will not be determined until the body of the package is analysed.</text:p>
        </text:list-item>
      </text:list>
      <text:h text:style-name="P29" text:outline-level="2">Names as Values of Properties</text:h>
      <text:p text:style-name="P9">Property values in a name_value_property can be:</text:p>
      <text:list xml:id="list2635746345" text:style-name="L4">
        <text:list-item>
          <text:p text:style-name="P19">A literal value,</text:p>
        </text:list-item>
        <text:list-item>
          <text:p text:style-name="P19">A direct or extended name,</text:p>
        </text:list-item>
        <text:list-item>
          <text:p text:style-name="P19">An expression</text:p>
        </text:list-item>
      </text:list>
      <text:p text:style-name="P9">Literal values </text:p>
      <text:p text:style-name="P5">A <text:span text:style-name="T8">n</text:span>ame occurring <text:span text:style-name="T8">as a property value </text:span>in an <text:span text:style-name="T8">own or declare </text:span>annotation or its corresponding pragma may not be recognised by the gnat front-end. <text:s/>There are a number of reasons for this:</text:p>
      <text:list xml:id="list374859503" text:style-name="L5">
        <text:list-item>
          <text:p text:style-name="P20">The name is declared in an annotation and not in the Ada text – <text:span text:style-name="T9">Can this happen as a property value. <text:s/>I think all property values must be literals or Ada Entities?</text:span>,</text:p>
        </text:list-item>
        <text:list-item>
          <text:p text:style-name="P20">The name is declared in the Ada text, but it is not apparent to the front end that the package declaring the name needs to be with’d,</text:p>
        </text:list-item>
        <text:list-item>
          <text:p text:style-name="P20">The name is declared in the Ada text in another package, but it is not apparent to the front end that the package is required at the time of analysing the pragma and there is a local declaration with the same direct name. <text:s/>The front end will choose the local name rather than the name from the other package.</text:p>
        </text:list-item>
      </text:list>
      <text:p text:style-name="Text_20_body">There are other issues related to names in annotations. <text:s/>The analysis of the SPARK pragmas may require the “with” of a package that is not required in the Ada text. <text:s/>In the SPARK text there would be an A<text:span text:style-name="T2">c</text:span>quire annotation/pragma. <text:s/>This means that A<text:span text:style-name="T2">c</text:span>quire pragmas may have to become with clauses, although it may be the case that a package specification does not reference any a<text:span text:style-name="T2">c</text:span>quired package. <text:s/>In either of these two cases this may lead to compiler warnings regarding unused with clauses.</text:p>
      <text:p text:style-name="Text_20_body">If with a clause is placed on a package declaration and the same with clause is placed on the package body, as is likely to happen if A<text:span text:style-name="T2">c</text:span>quire annotations on a package declarations give rise to with clauses, then the front end may generate a warning regarding the with clause on the package body as a redundant construct.</text:p>
      <text:p text:style-name="Text_20_body"><text:soft-page-break/>Warning messages regarding a with clause for a package which is not used in the Ada text of the package specification can be suppressed using pragma Warnings (Off, &lt;package_name&gt;). <text:s/>I think this will only suppress the warning regarding the unused with clause for the a<text:span text:style-name="T2">c</text:span>quired package.</text:p>
      <text:p text:style-name="Text_20_body">A warning generated from a with clause on a package body which is redun<text:span text:style-name="T3">dant, luckily, seems to be suppressed when the pargma Warnings</text:span> <text:span text:style-name="T3">(Off, &lt;package_name&gt;) is applied to the package declaration.</text:span></text:p>
      <text:p text:style-name="Text_20_body">If A<text:span text:style-name="T2">c</text:span>quire annotations are to be converted to with clauses, then the annotation translator has to be aware of the context at the start of a compilation unit and only add with’s, <text:span text:style-name="T4">and pragma Warnings (Off, &lt;package_name&gt;), </text:span>for the a<text:span text:style-name="T2">c</text:span>quired packages that have not already been with’d. Quite an extra complication!</text:p>
      <text:p text:style-name="Text_20_body">In <text:span text:style-name="T4">the Atree </text:span>a SPARK_Classic pragma direct name is represented as an N_Identifier node. <text:s/>If a name is a direct name, then it is either declared in the Ada text in the current scope or it is declared in an annotation in the current scope. <text:s/>If it is declared in the Ada text N_Identifier node will have an Entity node declared by the front end. <text:s/>The N_Identifier node of a direct name which is declared in an annotation will not have an Entity node. <text:s/>To handle direct names – check if it has an entity node, if it has then the name is in the Atree. <text:s/>If it doesn’t then the name has to be in the SPARK dictionary.</text:p>
      <text:p text:style-name="P1">One possible extension of the new Examiner may be to allow direct names to refer to a parent package or enclosing package. <text:s/>This possibility <text:span text:style-name="T5">means that a direct name may refer to a non-local entity or SPARK name and the same issues of the front-end choosing a local name rather than the the same direct name from the parent may occur.</text:span> <text:span text:style-name="T5">Additionally, there could be a situation where the name declared in the parent is directly visible in an annotation and at a later place in the current scope a declaration with the same name is declared. <text:s/>Which entity will the front end choose: the one from the parent or the local entity? <text:s/>The rule in the new Examiner will be that if a name is declared locally, then a directly visible name from the parent must be prefixed with the parent's package name. <text:s/>This will have to be confirmed as a separate check, as would the existing SPARK 2005 rule that the name from the parent must be prefixed with the parent’s name. <text:s/>At this stage what is important is to identify the correct name whether it be an entity from the Ada text or a SPARK declaration from the dictionary. </text:span></text:p>
      <text:p text:style-name="Text_20_body">An extended name in a SPARK_Classic pragma is represented as an N_Selected_Component. <text:s/>The prefix of the N_Selected_Component should be the name of an a<text:span text:style-name="T2">c</text:span>quired or with’d package. <text:s/>The prefix may be a direct name, represented by an N_Identifier node, or an extended name, represented by an Selected_Component. <text:s/>If the prefix is an N_Identifier node then it should have a corresponding Entity node which is an E_Package entity kind. <text:s/>If the prefix is an N_Selected_Component node then the Selector of the node should be an N_Identifier node which is a package entity kind (i.e., it is a child package).</text:p>
      <text:p text:style-name="Text_20_body">Having obtained the package entity of an extended name it is now time to consider the Selector of the N_Selected_Component representing the extended component. <text:s/>This should be an N_Identifer node (or possibly an N_Operator_Symbol). <text:s/>If the node does not have an Entity, then it should be a name in the SPARK dictionary arising from an annotation. <text:s/>The name to look in the SPARK dictionary would be the extended name which will be the name of the package entity with the selector name appended with a “__” rather than a dot.</text:p>
      <text:p text:style-name="Text_20_body"><text:soft-page-break/>If the Selector of the N_Selected component is an Entity, a check has to be to determine whether it is the correct entity. <text:s/>As described above, the front end may use the Entity of a locally declared entity rather than the Entity of the package given by the extended name. <text:s/></text:p>
      <text:p text:style-name="Text_20_body">One way to check this may be to obtain the Entity of the declaring package of the Selector Entity and check whether this is the same Entity as that obtained from the extended name of the with’d package. <text:s/>If it is the same, its ok, the correct Entity has been obtained. <text:s/>If it is not, the correct Entity has to be obtained from the package of the extended name. <text:s/>Unless the SPARK pragma occurs in a child package or a nested package the required Entity will be declared in the visible part of the with’d package, otherwise it could be from the private part, <text:span text:style-name="T1">or even the body of the enclosing package of a nested package</text:span>.</text:p>
      <text:p text:style-name="P1">From the above discussion, the following two stage algorithm is proposed:</text:p>
      <text:list xml:id="list1882987392" text:style-name="L6">
        <text:list-item>
          <text:p text:style-name="P21">Obtain the entity associated with a name; the Entity is set to empty if there is no entity associated with the name,</text:p>
        </text:list-item>
        <text:list-item>
          <text:p text:style-name="P21">If there is no entity associated with a name, look up the name in the SPARK dictionary. <text:s/>If it does not exist in dictionary, the name has not been declared.</text:p>
        </text:list-item>
      </text:list>
      <text:p text:style-name="P1">Obtain the entity associated with a name:</text:p>
      <text:list xml:id="list710245506" text:style-name="L7">
        <text:list-item>
          <text:p text:style-name="P22">If the name is represented by an N_Identifier, it is a direct name obtain the Entity associated with the node if it exists, return Empty if it does not exist. If the name has an Entity, this will need to be checked that it is the correct entity, not a local entity with the same name as a parent/enclosing package name.</text:p>
        </text:list-item>
        <text:list-item>
          <text:p text:style-name="P23">If the name is represented by an N_Selected_Component, obtain the <text:span text:style-name="T6">Entity of the Selector, if it exists, return Empty if it does not exist. If the selector has an Entity, this will need to be checked that it is the correct Ent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22-04-24T09:40:00Z</meta:creation-date>
    <dc:date>2022-05-13T20:14:41.882253781</dc:date>
    <meta:editing-cycles>10</meta:editing-cycles>
    <meta:editing-duration>PT20M32S</meta:editing-duration>
    <meta:document-statistic meta:table-count="0" meta:image-count="0" meta:object-count="0" meta:page-count="6" meta:paragraph-count="74" meta:word-count="2998" meta:character-count="16851" meta:non-whitespace-character-count="13878"/>
    <meta:template xlink:type="simple" xlink:actuate="onRequest" xlink:title="" xlink:href="Normal.dotm"/>
  </office:meta>
</office:document-meta>
</file>